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5-10-0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5-07-15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5-04-1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5-01-1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4-10-1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4-07-0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4-04-1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4-01-29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3-10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3-07-1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3-05-02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3-01-2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2-10-0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2-07-1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2-04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1-07-0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1-04-15 0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0-12-1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0-09-3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0-07-09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20-03-1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9-12-10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9-09-1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9-06-27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9-04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9-03-2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8-12-0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8-09-2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8-06-15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8-02-2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7-10-24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7-06-14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7-03-23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6-10-26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6-08-03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6-03-3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5-09-3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5-09-15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5-09-15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5-09-01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5-09-01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5-07-0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60331</text:p>
          </table:table-cell>
          <table:table-cell office:value-type="string" calcext:value-type="string">
            <text:p>22S/10E-30DAB DF shallow</text:p>
          </table:table-cell>
          <table:table-cell office:value-type="string" calcext:value-type="string">
            <text:p>2015-07-0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